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" table:style-name="ta1">
        <table:shapes>
          <draw:frame draw:z-index="0" draw:style-name="gr1" draw:text-style-name="P1" svg:width="159.99mm" svg:height="89.99mm" svg:x="32.96mm" svg:y="122.37mm">
            <draw:object draw:notify-on-update-of-ranges="memory.B4:memory.G4 memory.A6:memory.A6 memory.B6:memory.G6 memory.A15:memory.A15 memory.B15:memory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Qermu memory usage accordign to snapshot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ak Resident memory when booting then halt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apshot chain siz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emory usage in KB</text:p>
          </table:table-cell>
          <table:table-cell office:value-type="float" office:value="649528" calcext:value-type="float">
            <text:p>649528</text:p>
          </table:table-cell>
          <table:table-cell office:value-type="float" office:value="626812" calcext:value-type="float">
            <text:p>626812</text:p>
          </table:table-cell>
          <table:table-cell office:value-type="float" office:value="652488" calcext:value-type="float">
            <text:p>652488</text:p>
          </table:table-cell>
          <table:table-cell office:value-type="float" office:value="686592" calcext:value-type="float">
            <text:p>686592</text:p>
          </table:table-cell>
          <table:table-cell office:value-type="float" office:value="814124" calcext:value-type="float">
            <text:p>814124</text:p>
          </table:table-cell>
          <table:table-cell office:value-type="float" office:value="953480" calcext:value-type="float">
            <text:p>953480</text:p>
          </table:table-cell>
        </table:table-row>
        <table:table-row table:style-name="ro1">
          <table:table-cell office:value-type="string" calcext:value-type="string">
            <text:p>Memory usage in MB (no IO)</text:p>
          </table:table-cell>
          <table:table-cell table:formula="of:=[.B5]/1024" office:value-type="float" office:value="634.3046875" calcext:value-type="float">
            <text:p>634.3046875</text:p>
          </table:table-cell>
          <table:table-cell table:formula="of:=[.C5]/1024" office:value-type="float" office:value="612.12109375" calcext:value-type="float">
            <text:p>612.12109375</text:p>
          </table:table-cell>
          <table:table-cell table:formula="of:=[.D5]/1024" office:value-type="float" office:value="637.1953125" calcext:value-type="float">
            <text:p>637.1953125</text:p>
          </table:table-cell>
          <table:table-cell table:formula="of:=[.E5]/1024" office:value-type="float" office:value="670.5" calcext:value-type="float">
            <text:p>670.5</text:p>
          </table:table-cell>
          <table:table-cell table:formula="of:=[.F5]/1024" office:value-type="float" office:value="795.04296875" calcext:value-type="float">
            <text:p>795.04296875</text:p>
          </table:table-cell>
          <table:table-cell table:formula="of:=[.G5]/1024" office:value-type="float" office:value="931.1328125" calcext:value-type="float">
            <text:p>931.1328125</text:p>
          </table:table-cell>
        </table:table-row>
        <table:table-row table:style-name="ro1">
          <table:table-cell office:value-type="string" calcext:value-type="string">
            <text:p>MB increase compared to 1</text:p>
          </table:table-cell>
          <table:table-cell table:formula="of:=[.B6]-[.$B$6]" office:value-type="float" office:value="0" calcext:value-type="float">
            <text:p>0</text:p>
          </table:table-cell>
          <table:table-cell table:formula="of:=[.C6]-[.$B$6]" office:value-type="float" office:value="-22.18359375" calcext:value-type="float">
            <text:p>-22.18359375</text:p>
          </table:table-cell>
          <table:table-cell table:formula="of:=[.D6]-[.$B$6]" office:value-type="float" office:value="2.890625" calcext:value-type="float">
            <text:p>2.890625</text:p>
          </table:table-cell>
          <table:table-cell table:formula="of:=[.E6]-[.$B$6]" office:value-type="float" office:value="36.1953125" calcext:value-type="float">
            <text:p>36.1953125</text:p>
          </table:table-cell>
          <table:table-cell table:formula="of:=[.F6]-[.$B$6]" office:value-type="float" office:value="160.73828125" calcext:value-type="float">
            <text:p>160.73828125</text:p>
          </table:table-cell>
          <table:table-cell table:formula="of:=[.G6]-[.$B$6]" office:value-type="float" office:value="296.828125" calcext:value-type="float">
            <text:p>296.828125</text:p>
          </table:table-cell>
        </table:table-row>
        <table:table-row table:style-name="ro1">
          <table:table-cell office:value-type="string" calcext:value-type="string">
            <text:p>% increase compared to 1</text:p>
          </table:table-cell>
          <table:table-cell table:formula="of:=(([.B7]*100)/[.$B$6])" office:value-type="float" office:value="0" calcext:value-type="float">
            <text:p>0</text:p>
          </table:table-cell>
          <table:table-cell table:formula="of:=(([.C7]*100)/[.$B$6])" office:value-type="float" office:value="-3.49730881501644" calcext:value-type="float">
            <text:p>-3.49730881501644</text:p>
          </table:table-cell>
          <table:table-cell table:formula="of:=(([.D7]*100)/[.$B$6])" office:value-type="float" office:value="0.455715534973088" calcext:value-type="float">
            <text:p>0.455715534973088</text:p>
          </table:table-cell>
          <table:table-cell table:formula="of:=(([.E7]*100)/[.$B$6])" office:value-type="float" office:value="5.70629749602789" calcext:value-type="float">
            <text:p>5.70629749602789</text:p>
          </table:table-cell>
          <table:table-cell table:formula="of:=(([.F7]*100)/[.$B$6])" office:value-type="float" office:value="25.3408629035238" calcext:value-type="float">
            <text:p>25.3408629035238</text:p>
          </table:table-cell>
          <table:table-cell table:formula="of:=(([.G7]*100)/[.$B$6])" office:value-type="float" office:value="46.795827123696" calcext:value-type="float">
            <text:p>46.79582712369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ow before halting I read the entire dis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apshot siz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emory usage in KB</text:p>
          </table:table-cell>
          <table:table-cell office:value-type="float" office:value="4213504" calcext:value-type="float">
            <text:p>4213504</text:p>
          </table:table-cell>
          <table:table-cell office:value-type="float" office:value="4250784" calcext:value-type="float">
            <text:p>4250784</text:p>
          </table:table-cell>
          <table:table-cell office:value-type="float" office:value="4321036" calcext:value-type="float">
            <text:p>4321036</text:p>
          </table:table-cell>
          <table:table-cell office:value-type="float" office:value="4414296" calcext:value-type="float">
            <text:p>4414296</text:p>
          </table:table-cell>
          <table:table-cell office:value-type="float" office:value="4629992" calcext:value-type="float">
            <text:p>4629992</text:p>
          </table:table-cell>
          <table:table-cell office:value-type="float" office:value="4856592" calcext:value-type="float">
            <text:p>4856592</text:p>
          </table:table-cell>
        </table:table-row>
        <table:table-row table:style-name="ro1">
          <table:table-cell office:value-type="string" calcext:value-type="string">
            <text:p>Memory usage in KB</text:p>
          </table:table-cell>
          <table:table-cell table:formula="of:=[.B14]/1024" office:value-type="float" office:value="4114.75" calcext:value-type="float">
            <text:p>4114.75</text:p>
          </table:table-cell>
          <table:table-cell table:formula="of:=[.C14]/1024" office:value-type="float" office:value="4151.15625" calcext:value-type="float">
            <text:p>4151.15625</text:p>
          </table:table-cell>
          <table:table-cell table:formula="of:=[.D14]/1024" office:value-type="float" office:value="4219.76171875" calcext:value-type="float">
            <text:p>4219.76171875</text:p>
          </table:table-cell>
          <table:table-cell table:formula="of:=[.E14]/1024" office:value-type="float" office:value="4310.8359375" calcext:value-type="float">
            <text:p>4310.8359375</text:p>
          </table:table-cell>
          <table:table-cell table:formula="of:=[.F14]/1024" office:value-type="float" office:value="4521.4765625" calcext:value-type="float">
            <text:p>4521.4765625</text:p>
          </table:table-cell>
          <table:table-cell table:formula="of:=[.G14]/1024" office:value-type="float" office:value="4742.765625" calcext:value-type="float">
            <text:p>4742.765625</text:p>
          </table:table-cell>
        </table:table-row>
        <table:table-row table:style-name="ro1">
          <table:table-cell office:value-type="string" calcext:value-type="string">
            <text:p>MB increase compared to 1</text:p>
          </table:table-cell>
          <table:table-cell table:formula="of:=[.B15]-[.$B$15]" office:value-type="float" office:value="0" calcext:value-type="float">
            <text:p>0</text:p>
          </table:table-cell>
          <table:table-cell table:formula="of:=[.C15]-[.$B$15]" office:value-type="float" office:value="36.40625" calcext:value-type="float">
            <text:p>36.40625</text:p>
          </table:table-cell>
          <table:table-cell table:formula="of:=[.D15]-[.$B$15]" office:value-type="float" office:value="105.01171875" calcext:value-type="float">
            <text:p>105.01171875</text:p>
          </table:table-cell>
          <table:table-cell table:formula="of:=[.E15]-[.$B$15]" office:value-type="float" office:value="196.0859375" calcext:value-type="float">
            <text:p>196.0859375</text:p>
          </table:table-cell>
          <table:table-cell table:formula="of:=[.F15]-[.$B$15]" office:value-type="float" office:value="406.7265625" calcext:value-type="float">
            <text:p>406.7265625</text:p>
          </table:table-cell>
          <table:table-cell table:formula="of:=[.G15]-[.$B$15]" office:value-type="float" office:value="628.015625" calcext:value-type="float">
            <text:p>628.015625</text:p>
          </table:table-cell>
        </table:table-row>
        <table:table-row table:style-name="ro1">
          <table:table-cell office:value-type="string" calcext:value-type="string">
            <text:p>% increase compared to 1</text:p>
          </table:table-cell>
          <table:table-cell table:formula="of:=(([.B16]*100)/[.$B$15])" office:value-type="float" office:value="0" calcext:value-type="float">
            <text:p>0</text:p>
          </table:table-cell>
          <table:table-cell table:formula="of:=(([.C16]*100)/[.$B$15])" office:value-type="float" office:value="0.884774287623792" calcext:value-type="float">
            <text:p>0.884774287623792</text:p>
          </table:table-cell>
          <table:table-cell table:formula="of:=(([.D16]*100)/[.$B$15])" office:value-type="float" office:value="2.55208016890455" calcext:value-type="float">
            <text:p>2.55208016890455</text:p>
          </table:table-cell>
          <table:table-cell table:formula="of:=(([.E16]*100)/[.$B$15])" office:value-type="float" office:value="4.76543988091622" calcext:value-type="float">
            <text:p>4.76543988091622</text:p>
          </table:table-cell>
          <table:table-cell table:formula="of:=(([.F16]*100)/[.$B$15])" office:value-type="float" office:value="9.88459961115499" calcext:value-type="float">
            <text:p>9.88459961115499</text:p>
          </table:table-cell>
          <table:table-cell table:formula="of:=(([.G16]*100)/[.$B$15])" office:value-type="float" office:value="15.2625463272374" calcext:value-type="float">
            <text:p>15.2625463272374</text:p>
          </table:table-cell>
        </table:table-row>
      </table:table>
      <table:table table:name="performance" table:style-name="ta1">
        <table:shapes>
          <draw:frame draw:z-index="0" draw:style-name="gr1" draw:text-style-name="P1" svg:width="159.99mm" svg:height="89.99mm" svg:x="156.76mm" svg:y="55.18mm">
            <draw:object draw:notify-on-update-of-ranges="performance.A9:performance.A9 performance.B9:performance.D9 performance.A10:performance.A10 performance.B10:performance.C10 performance.A11:performance.A11 performance.B11:performance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Chain siz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Full disk read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treaming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Qemu RAM when streaming (KB)</text:p>
          </table:table-cell>
          <table:table-cell/>
          <table:table-cell office:value-type="float" office:value="677980" calcext:value-type="float">
            <text:p>677980</text:p>
          </table:table-cell>
          <table:table-cell office:value-type="float" office:value="1295296" calcext:value-type="float">
            <text:p>1295296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table:formula="of:=[.C15]/1024" office:value-type="float" office:value="662.08984375" calcext:value-type="float">
            <text:p>662.08984375</text:p>
          </table:table-cell>
          <table:table-cell table:formula="of:=[.D15]/1024" office:value-type="float" office:value="1264.9375" calcext:value-type="float">
            <text:p>1264.9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1:24:10.678581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20-04-28T17:29:55.701871204</meta:creation-date>
    <dc:date>2020-05-06T11:58:27.437418068</dc:date>
    <dc:creator>Pierre Olivier</dc:creator>
    <meta:editing-duration>PT2H1M30S</meta:editing-duration>
    <meta:editing-cycles>46</meta:editing-cycles>
    <meta:generator>LibreOffice/6.1.5.2$Linux_X86_64 LibreOffice_project/10$Build-2</meta:generator>
    <meta:document-statistic meta:table-count="2" meta:cell-count="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2.415cm" svg:y="0.352cm" style:legend-expansion="custom" chartooo:width="4.99cm" chartooo:height="1.096cm" style:legend-expansion-aspect-ratio="4.5529197080292" chart:style-name="ch2"/>
        <chart:plot-area chart:style-name="ch3" table:cell-range-address="memory.B4:memory.G4 memory.A6:memory.G6 memory.A15:memory.G15" chart:data-source-has-labels="both" svg:x="1.331cm" svg:y="0.18cm" svg:width="14.349cm" svg:height="7.659cm">
          <chartooo:coordinate-region svg:x="2.323cm" svg:y="0.379cm" svg:width="13.357cm" svg:height="6.813cm"/>
          <chart:axis chart:dimension="x" chart:name="primary-x" chart:style-name="ch4" chartooo:axis-type="auto">
            <chartooo:date-scale/>
            <chart:title svg:x="6.993cm" svg:y="8.019cm" chart:style-name="ch5">
              <text:p>Snapshot chain size</text:p>
            </chart:title>
            <chart:categories table:cell-range-address="memory.B4:memory.G4"/>
          </chart:axis>
          <chart:axis chart:dimension="y" chart:name="primary-y" chart:style-name="ch6">
            <chart:title svg:x="0.451cm" svg:y="6.408cm" chart:style-name="ch7">
              <text:p>Qemu + VM memory usage (MB)</text:p>
            </chart:title>
            <chart:grid chart:style-name="ch8" chart:class="major"/>
          </chart:axis>
          <chart:series chart:style-name="ch9" chart:values-cell-range-address="memory.B6:memory.G6" chart:label-cell-address="memory.A6:memory.A6" chart:class="chart:bar">
            <chart:data-point chart:repeated="6"/>
          </chart:series>
          <chart:series chart:style-name="ch10" chart:values-cell-range-address="memory.B15:memory.G15" chart:label-cell-address="memory.A15:memory.A1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emory.B4:memory.G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Memory usage in MB (no IO)</text:p>
                <draw:g>
                  <svg:desc>memory.A6:memory.A6</svg:desc>
                </draw:g>
              </table:table-cell>
              <table:table-cell office:value-type="float" office:value="634.3046875">
                <text:p>634.3046875</text:p>
                <draw:g>
                  <svg:desc>memory.B6:memory.G6</svg:desc>
                </draw:g>
              </table:table-cell>
              <table:table-cell office:value-type="float" office:value="612.12109375">
                <text:p>612.12109375</text:p>
              </table:table-cell>
              <table:table-cell office:value-type="float" office:value="637.1953125">
                <text:p>637.1953125</text:p>
              </table:table-cell>
              <table:table-cell office:value-type="float" office:value="670.5">
                <text:p>670.5</text:p>
              </table:table-cell>
              <table:table-cell office:value-type="float" office:value="795.04296875">
                <text:p>795.04296875</text:p>
              </table:table-cell>
              <table:table-cell office:value-type="float" office:value="931.1328125">
                <text:p>931.1328125</text:p>
              </table:table-cell>
            </table:table-row>
            <table:table-row>
              <table:table-cell office:value-type="string">
                <text:p>Memory usage in KB</text:p>
                <draw:g>
                  <svg:desc>memory.A15:memory.A15</svg:desc>
                </draw:g>
              </table:table-cell>
              <table:table-cell office:value-type="float" office:value="4114.75">
                <text:p>4114.75</text:p>
                <draw:g>
                  <svg:desc>memory.B15:memory.G15</svg:desc>
                </draw:g>
              </table:table-cell>
              <table:table-cell office:value-type="float" office:value="4151.15625">
                <text:p>4151.15625</text:p>
              </table:table-cell>
              <table:table-cell office:value-type="float" office:value="4219.76171875">
                <text:p>4219.76171875</text:p>
              </table:table-cell>
              <table:table-cell office:value-type="float" office:value="4310.8359375">
                <text:p>4310.8359375</text:p>
              </table:table-cell>
              <table:table-cell office:value-type="float" office:value="4521.4765625">
                <text:p>4521.4765625</text:p>
              </table:table-cell>
              <table:table-cell office:value-type="float" office:value="4742.765625">
                <text:p>4742.76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2.861cm" svg:y="0.749cm" style:legend-expansion="custom" chartooo:width="2.609cm" chartooo:height="1.096cm" style:legend-expansion-aspect-ratio="2.38047445255474" chart:style-name="ch2"/>
        <chart:plot-area chart:style-name="ch3" table:cell-range-address="performance.A9:performance.D9 performance.A10:performance.C11" chart:data-source-has-labels="both" svg:x="1.331cm" svg:y="0.18cm" svg:width="14.349cm" svg:height="7.659cm">
          <chartooo:coordinate-region svg:x="2.138cm" svg:y="0.379cm" svg:width="13.542cm" svg:height="6.813cm"/>
          <chart:axis chart:dimension="x" chart:name="primary-x" chart:style-name="ch4" chartooo:axis-type="auto">
            <chartooo:date-scale/>
            <chart:title svg:x="7.68cm" svg:y="8.019cm" chart:style-name="ch5">
              <text:p>Chain size</text:p>
            </chart:title>
            <chart:categories table:cell-range-address="performance.B9:performance.D9"/>
          </chart:axis>
          <chart:axis chart:dimension="y" chart:name="primary-y" chart:style-name="ch6">
            <chart:title svg:x="0.451cm" svg:y="5.349cm" chart:style-name="ch7">
              <text:p>Execution time (s)</text:p>
            </chart:title>
            <chart:grid chart:style-name="ch8" chart:class="major"/>
          </chart:axis>
          <chart:series chart:style-name="ch9" chart:values-cell-range-address="performance.B10:performance.C10" chart:label-cell-address="performance.A10:performance.A10" chart:class="chart:bar">
            <chart:data-point chart:repeated="2"/>
          </chart:series>
          <chart:series chart:style-name="ch10" chart:values-cell-range-address="performance.B11:performance.C11" chart:label-cell-address="performance.A11:performance.A1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erformance.B9:performance.D9</svg:desc>
                </draw:g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Full disk read</text:p>
                <draw:g>
                  <svg:desc>performance.A10:performance.A10</svg:desc>
                </draw:g>
              </table:table-cell>
              <table:table-cell office:value-type="float" office:value="33">
                <text:p>33</text:p>
                <draw:g>
                  <svg:desc>performance.B10:performance.C10</svg:desc>
                </draw:g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treaming</text:p>
                <draw:g>
                  <svg:desc>performance.A11:performance.A11</svg:desc>
                </draw:g>
              </table:table-cell>
              <table:table-cell office:value-type="float" office:value="74">
                <text:p>74</text:p>
                <draw:g>
                  <svg:desc>performance.B11:performance.C11</svg:desc>
                </draw:g>
              </table:table-cell>
              <table:table-cell office:value-type="float" office:value="102">
                <text:p>1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